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igma</text:p>
          </table:table-cell>
          <table:table-cell table:formula="of:=2*1.88"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fact</text:p>
          </table:table-cell>
          <table:table-cell table:formula="of:=27*[.B3]/4" office:value-type="float" office:value="0.675" calcext:value-type="float">
            <text:p>0.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fact</text:p>
          </table:table-cell>
          <table:table-cell table:formula="of:=332/[.B4]" office:value-type="float" office:value="4.15" calcext:value-type="float">
            <text:p>4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/d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Evdw</text:p>
          </table:table-cell>
          <table:table-cell office:value-type="string" calcext:value-type="string">
            <text:p>fvdw</text:p>
          </table:table-cell>
          <table:table-cell office:value-type="string" calcext:value-type="string">
            <text:p>Eelect</text:p>
          </table:table-cell>
          <table:table-cell office:value-type="string" calcext:value-type="string">
            <text:p>felect</text:p>
          </table:table-cell>
          <table:table-cell office:value-type="string" calcext:value-type="string">
            <text:p>Etot</text:p>
          </table:table-cell>
          <table:table-cell office:value-type="string" calcext:value-type="string">
            <text:p>ft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SQRT(([.C6]-[.D6])^2)" office:value-type="float" office:value="4" calcext:value-type="float">
            <text:p>4</text:p>
          </table:table-cell>
          <table:table-cell table:formula="of:=[.B2]/[.E6]" office:value-type="float" office:value="0.94" calcext:value-type="float">
            <text:p>0.94</text:p>
          </table:table-cell>
          <table:table-cell table:formula="of:=[.F6]^6" office:value-type="float" office:value="0.689869781056" calcext:value-type="float">
            <text:p>0.6898697811</text:p>
          </table:table-cell>
          <table:table-cell table:formula="of:=[.F6]^9" office:value-type="float" office:value="0.572994802228616" calcext:value-type="float">
            <text:p>0.5729948022</text:p>
          </table:table-cell>
          <table:table-cell table:style-name="ce1" table:formula="of:=[.D3]*([.H6]-[.G6])" office:value-type="float" office:value="-0.0788906107084837" calcext:value-type="float">
            <text:p>-0.079</text:p>
          </table:table-cell>
          <table:table-cell table:style-name="ce1" table:formula="of:=[.D3]*(9*[.H6]/[.E6]-6*[.G6]/[.E6])" office:value-type="float" office:value="0.171742702565512" calcext:value-type="float">
            <text:p>0.172</text:p>
          </table:table-cell>
          <table:table-cell table:style-name="ce1" table:formula="of:=[.D4]*[.A6]*[.B6]/[.E6]" office:value-type="float" office:value="-1.0375" calcext:value-type="float">
            <text:p>-1.038</text:p>
          </table:table-cell>
          <table:table-cell table:style-name="ce1" table:formula="of:=[.D4]*[.A6]*[.B6]/[.E6]^2" office:value-type="float" office:value="-0.259375" calcext:value-type="float">
            <text:p>-0.259</text:p>
          </table:table-cell>
          <table:table-cell table:style-name="ce1" table:formula="of:=[.I6]+[.K6]" office:value-type="float" office:value="-1.11639061070848" calcext:value-type="float">
            <text:p>-1.116</text:p>
          </table:table-cell>
          <table:table-cell table:style-name="ce1" table:formula="of:=[.J6]+[.L6]" office:value-type="float" office:value="-0.0876322974344885" calcext:value-type="float">
            <text:p>-0.08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elect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/d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/>
          <table:table-cell table:formula="of:=332/80/[.B10]" office:value-type="float" office:value="1.06958762886598" calcext:value-type="float">
            <text:p>1.0695876289</text:p>
          </table:table-cell>
          <table:table-cell office:value-type="float" office:value="2.8" calcext:value-type="float">
            <text:p>2.8</text:p>
          </table:table-cell>
          <table:table-cell table:formula="of:=[.E10]/[.B10]" office:value-type="float" office:value="0.721649484536082" calcext:value-type="float">
            <text:p>0.7216494845</text:p>
          </table:table-cell>
          <table:table-cell table:formula="of:=4*0.1*([.F10]^12 - [.F10]^6)" office:value-type="float" office:value="-0.0485165166832155" calcext:value-type="float">
            <text:p>-0.0485165167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s/d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Evdw</text:p>
          </table:table-cell>
          <table:table-cell office:value-type="string" calcext:value-type="string">
            <text:p>fvdw</text:p>
          </table:table-cell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E12-6</text:p>
          </table:table-cell>
          <table:table-cell office:value-type="string" calcext:value-type="string">
            <text:p>f12-6</text:p>
          </table:table-cell>
        </table:table-row>
        <table:table-row table:style-name="ro1">
          <table:table-cell table:number-columns-repeated="4"/>
          <table:table-cell table:formula="of:=[.B2]*(3/2)^(1/3)" office:value-type="float" office:value="4.30412555200053" calcext:value-type="float">
            <text:p>4.304125552</text:p>
          </table:table-cell>
          <table:table-cell table:formula="of:=[.B2]/[.E14]" office:value-type="float" office:value="0.873580464736299" calcext:value-type="float">
            <text:p>0.8735804647</text:p>
          </table:table-cell>
          <table:table-cell table:formula="of:=[.F14]^6" office:value-type="float" office:value="0.444444444444444" calcext:value-type="float">
            <text:p>0.4444444444</text:p>
          </table:table-cell>
          <table:table-cell table:formula="of:=[.F14]^9" office:value-type="float" office:value="0.296296296296296" calcext:value-type="float">
            <text:p>0.2962962963</text:p>
          </table:table-cell>
          <table:table-cell table:style-name="ce1" table:formula="of:=[.D3]*([.H14]-[.G14])" office:value-type="float" office:value="-0.1" calcext:value-type="float">
            <text:p>-0.100</text:p>
          </table:table-cell>
          <table:table-cell table:style-name="ce1" table:formula="of:=[.D3]*((9*[.H14]/[.E14])-(6*[.G14]/[.E14]))" office:value-type="float" office:value="0" calcext:value-type="float">
            <text:p>0.000</text:p>
          </table:table-cell>
          <table:table-cell/>
          <table:table-cell table:formula="of:=[.G14]^2" office:value-type="float" office:value="0.197530864197531" calcext:value-type="float">
            <text:p>0.1975308642</text:p>
          </table:table-cell>
          <table:table-cell table:formula="of:=4*[.B3]*([.G14]-[.L14])" office:value-type="float" office:value="0.0987654320987654" calcext:value-type="float">
            <text:p>0.0987654321</text:p>
          </table:table-cell>
          <table:table-cell table:formula="of:=4*[.B3]*(12*[.L14]/[.E14]-6*[.G14]/[.E14])" office:value-type="float" office:value="-0.0275360272572514" calcext:value-type="float">
            <text:p>-0.0275360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style:style style:name="Default" style:family="table-cell">
      <style:text-properties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00/00/0000</text:date>, <text:time style:data-style-name="N2" text:time-value="17:10:33.458675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20-11-19T10:16:50.554404063</meta:creation-date>
    <dc:date>2020-12-22T17:40:48.984357969</dc:date>
    <dc:creator>kim </dc:creator>
    <meta:editing-duration>PT39M31S</meta:editing-duration>
    <meta:editing-cycles>6</meta:editing-cycles>
    <meta:generator>LibreOffice/4.2.8.2$Linux_X86_64 LibreOffice_project/420m0$Build-2</meta:generator>
    <meta:document-statistic meta:table-count="1" meta:cell-count="65" meta:object-count="0"/>
  </office:meta>
</office:document-meta>
</file>